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ultivar</text:p>
          </table:table-cell>
          <table:table-cell office:value-type="string" calcext:value-type="string">
            <text:p>doses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s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9">
            <text:p>Considere dados de um experimento fatorial 2×4 instalado em delineamento inteiramente </text:p>
            <text:p>casualizado com 5 repetições. Os fatores em estudo foram: cultivares de milho (C1 e C2) e </text:p>
            <text:p>doses de N (0, 50, 100 e 150 kg ha-1). Os resultados a seguir são referentes à produtividade </text:p>
            <text:p>(kg/parcela).</text:p>
            <text:p/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20:03:58.431000000</meta:creation-date>
    <dc:date>2025-01-11T20:23:53.677000000</dc:date>
    <meta:editing-duration>PT9M31S</meta:editing-duration>
    <meta:editing-cycles>1</meta:editing-cycles>
    <meta:document-statistic meta:table-count="1" meta:cell-count="165" meta:object-count="0"/>
    <meta:generator>LibreOffice/7.5.5.2$Windows_X86_64 LibreOffice_project/ca8fe7424262805f223b9a2334bc7181abbcbf5e</meta:generator>
  </office:meta>
</office:document-meta>
</file>